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8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7236in"/>
    </style:style>
    <style:style style:name="co9" style:family="table-column">
      <style:table-column-properties fo:break-before="auto" style:column-width="0.7563in"/>
    </style:style>
    <style:style style:name="co10" style:family="table-column">
      <style:table-column-properties fo:break-before="auto" style:column-width="1.2047in"/>
    </style:style>
    <style:style style:name="co11" style:family="table-column">
      <style:table-column-properties fo:break-before="auto" style:column-width="0.809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2" office:value-type="string">
            <text:p>Legend</text:p>
          </table:table-cell>
          <table:table-cell table:style-name="ce2" office:value-type="string">
            <text:p>Icon</text:p>
          </table:table-cell>
          <table:table-cell table:style-name="ce2" office:value-type="string">
            <text:p>Size</text:p>
          </table:table-cell>
          <table:table-cell/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collapsed_building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atural</text:p>
          </table:table-cell>
          <table:table-cell office:value-type="string">
            <text:p>pea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ele</text:p>
          </table:table-cell>
          <table:table-cell office:value-type="string">
            <text:p>blue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atural</text:p>
          </table:table-cell>
          <table:table-cell office:value-type="string">
            <text:p>peak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string">
            <text:p>name!_lon!_lat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ighway</text:p>
          </table:table-cell>
          <table:table-cell office:value-type="string">
            <text:p>obstacle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arrier</text:p>
          </table:table-cell>
          <table:table-cell office:value-type="string">
            <text:p>obstacle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menity</text:p>
          </table:table-cell>
          <table:table-cell office:value-type="string">
            <text:p>ban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bank.png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park,png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parking.png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playground.png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l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police.png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st_off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post_office.png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amenity</text:p>
          </table:table-cell>
          <table:table-cell office:value-type="string">
            <text:p>recycl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recycling.png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site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people_camping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urism</text:p>
          </table:table-cell>
          <table:table-cell office:value-type="string">
            <text:p>camp_site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hospital.png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hospital</text:p>
          </table:table-cell>
          <table:table-cell office:value-type="string">
            <text:p>field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hospital.png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power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8">
            <text:p>1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8">
            <text:p>18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WAY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DashStyle</text:p>
          </table:table-cell>
          <table:table-cell table:style-name="ce1" office:value-type="string">
            <text:p>fill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2" office:value-type="string">
            <text:p>Legend</text:p>
          </table:table-cell>
          <table:table-cell table:style-name="ce2" office:value-type="string">
            <text:p>BaseLayer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unclassified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rvice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_link</text:p>
          </table:table-cell>
          <table:table-cell office:value-type="string">
            <text:p>blue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_link</text:p>
          </table:table-cell>
          <table:table-cell office:value-type="string">
            <text:p>blue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_link</text:p>
          </table:table-cell>
          <table:table-cell office:value-type="string">
            <text:p>re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</text:p>
          </table:table-cell>
          <table:table-cell office:value-type="string">
            <text:p>goldenrod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_link</text:p>
          </table:table-cell>
          <table:table-cell office:value-type="string">
            <text:p>goldenro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ertiary</text:p>
          </table:table-cell>
          <table:table-cell office:value-type="string">
            <text:p>darkkhaki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ack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otway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ath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cycleway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ower</text:p>
          </table:table-cell>
          <table:table-cell office:value-type="string">
            <text:p>line</text:p>
          </table:table-cell>
          <table:table-cell office:value-type="string">
            <text:p>darkgree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railway</text:p>
          </table:table-cell>
          <table:table-cell office:value-type="string">
            <text:p>rail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canal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rain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stream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ospital</text:p>
          </table:table-cell>
          <table:table-cell office:value-type="string">
            <text:p>field</text:p>
          </table:table-cell>
          <table:table-cell office:value-type="string">
            <text:p>p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ourism</text:p>
          </table:table-cell>
          <table:table-cell office:value-type="string">
            <text:p>camp_site</text:p>
          </table:table-cell>
          <table:table-cell office:value-type="string">
            <text:p>gre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bank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ater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ood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orest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yar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grass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eadow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village_green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ident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industr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ommerc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run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taxi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ECTION</text:p>
          </table:table-cell>
          <table:table-cell table:style-name="ce2" office:value-type="string">
            <text:p>ROUTES</text:p>
          </table:table-cell>
          <table:table-cell office:value-type="string">
            <text:p>ThicknessLine</text:p>
          </table:table-cell>
          <table:table-cell office:value-type="string">
            <text:p>DashStyle</text:p>
          </table:table-cell>
          <table:table-cell office:value-type="string">
            <text:p>Opacity</text:p>
          </table:table-cell>
          <table:table-cell office:value-type="string">
            <text:p>Label</text:p>
          </table:table-cell>
          <table:table-cell office:value-type="string">
            <text:p>StopNodeThickness</text:p>
          </table:table-cell>
          <table:table-cell table:number-columns-repeated="6"/>
        </table:table-row>
        <table:table-row table:style-name="ro1">
          <table:table-cell table:style-name="ce2" office:value-type="string">
            <text:p>hiking</text:p>
          </table:table-cell>
          <table:table-cell office:value-type="string">
            <text:p>red;pink;yellow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bus</text:p>
          </table:table-cell>
          <table:table-cell office:value-type="string">
            <text:p>red;pink;yellow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2" office:value-type="string">
            <text:p>SECTION</text:p>
          </table:table-cell>
          <table:table-cell table:style-name="ce2" office:value-type="string">
            <text:p>END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8">02/18/2010</text:date>, <text:time>17:5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18T17:54:09</dc:date>
    <dc:creator>gs </dc:creator>
    <meta:generator>OpenOffice.org/3.1$Linux OpenOffice.org_project/310m19$Build-9420</meta:generator>
    <meta:editing-duration>PT01H29M01S</meta:editing-duration>
    <meta:editing-cycles>55</meta:editing-cycles>
    <meta:document-statistic meta:table-count="1" meta:cell-count="981" meta:object-count="0"/>
  </office:meta>
</office:document-meta>
</file>